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CA"/>
    </style:style>
    <style:style style:name="P2" style:family="paragraph" style:parent-style-name="Standard">
      <style:text-properties fo:language="en" fo:country="CA"/>
    </style:style>
    <style:style style:name="P3" style:family="paragraph" style:parent-style-name="Text_20_body">
      <style:paragraph-properties fo:text-align="justify" style:justify-single-word="false"/>
    </style:style>
    <style:style style:name="P4" style:family="paragraph" style:parent-style-name="Text_20_body" style:master-page-name="MP0">
      <style:paragraph-properties fo:text-align="justify" style:justify-single-word="false" style:page-number="auto" fo:break-before="page"/>
      <style:text-properties fo:language="en" fo:country="CA"/>
    </style:style>
    <style:style style:name="P5" style:family="paragraph" style:parent-style-name="Text_20_body">
      <style:paragraph-properties fo:text-align="justify" style:justify-single-word="false"/>
      <style:text-properties fo:language="en" fo:country="CA"/>
    </style:style>
    <style:style style:name="T1" style:family="text">
      <style:text-properties fo:language="en" fo:country="CA"/>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 thank the insightful reviewers. We have carefully read the comments, fixed typos, and provide our response below.</text:p>
      <text:p text:style-name="P1">This paper presents a novel approach to evaluating cyber security risks by incorporating human skill sets. Existing methods often rely on generic user surveys that gauge basic knowledge or attitudes towards cybersecurity best practices. Our method, however, takes a different approach. </text:p>
      <text:p text:style-name="P1">As Reviewer 2 observes, traditional literature surveys in this field tend to focus on identifying a multitude of attack methodologies. While valuable, researchers also highlight the existence of attack and vulnerability patterns within these scenarios, as documented by resources like the CAPEC catalog. This is where our approach shines. By leveraging PDTs generated from both the OMNeT+ with formal representation and real-world attack datasets, we can identify close-form attack patterns within a modeled system in the form of game model and formal reasoning. While not focused on discovering these patterns themselves, our study leverages them to assess the risks associated with the interplay between attacks, human capabilities, and the modeled system. </text:p>
      <text:p text:style-name="P3"><text:span text:style-name="Default_20_Paragraph_20_Font"><text:span text:style-name="T1">One of the key strengths of our approach lies in its workflow. As Reviewer 1 points out, the entire process is easily manageable and readily available for review on our website [28]. This includes access to the underlying code and algorithms, fostering complete transparency and replicability. This parameterizable workflow allows for assessments that consider diverse attack representations and ever-evolving cyber threats (learning more rules). </text:span></text:span><text:span text:style-name="Default_20_Paragraph_20_Font"><text:span text:style-name="T2">To improve clarity, the work flow [figure 2] can explicitly state that the learning process generates two separate PDT models. Adding an 's' to the rectangle representing PDT models would be more accurate. </text:span></text:span><text:span text:style-name="Default_20_Paragraph_20_Font"><text:span text:style-name="T1">The referenced attack sources [29] represent the infrastructure used within a controlled environment simulation. The accuracy of our findings is built upon a robust infrastructure, where various attacks are simulated, and correlations are drawn from the resulting low-level evaluations. Possible extensions can show these details, we did our best to fit in 12 pages. <text:s/></text:span></text:span></text:p>
      <text:p text:style-name="P1">The real-world applications of this model extend beyond academic exploration. As Reviewer 3 highlights, OMNeT++ offers significant benefits. Firstly, it reduces the expertise barrier – advanced formal modeling experience is not a mandatory prerequisite. Secondly, its rich ecosystem of plugins facilitates various tasks, including trace collection, chronogram observation, animation, and protocol validation. Finally, and most importantly, code developed within OMNeT++ can be deployed on real-world hardware infrastructure, enabling real-time simulations for more accurate assessments.</text:p>
      <text:p text:style-name="P1">A crucial aspect of our model is its ability to account for the varying levels of human expertise during cyber incidents. By assigning weights to human actions based on skill levels, the model prioritizes interventions from more experienced personnel during critical moments or finding a trade-off strategy. This directly addresses Reviewer 3's comment about the need to account for the varying effectiveness of human response. In addition, The Central Intelligence Agency (CIA) reportedly uses the Kent classification system, which assigns confidence levels (words of estimate probability) to intelligence. This is referenced in the manuscript [8]. Readers can access the declassified document since 2012.</text:p>
      <text:p text:style-name="P1">Furthermore, the model can be integrated into real-world security operations. Organizations can leverage it to make informed, real-time decisions during cyberattacks. Examples abound. In June 2021, cybersecurity specialists at Fox-IT, a Dutch firm, successfully thwarted a major ransomware attack targeting European managed service providers (MSPs). This exemplifies the critical role of <text:soft-page-break/>skilled personnel and the potential benefits of a model that prioritizes their interventions. Similarly, universities and organizations routinely conduct attack simulations to test their defenses and refine response strategies, often in collaboration with specialists’ roles as illustrated in [24,25,26]. Our game model can serve as a valuable asset within these simulations, providing insights that contribute to more effective response strategies.</text:p>
      <text:p text:style-name="P1">We hope that we have addressed the reviewers' comments regarding the paper and provided clarification about the blurred information that required further explanatio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ziz</meta:initial-creator>
    <dc:creator>aziz</dc:creator>
    <meta:creation-date>2024-07-07T21:58:00Z</meta:creation-date>
    <dc:date>2024-07-08T00:00:32.000058277</dc:date>
    <meta:editing-cycles>5</meta:editing-cycles>
    <meta:editing-duration>PT46M22S</meta:editing-duration>
    <meta:document-statistic meta:table-count="0" meta:image-count="0" meta:object-count="0" meta:page-count="2" meta:paragraph-count="8" meta:word-count="631" meta:character-count="4477" meta:non-whitespace-character-count="3849"/>
    <meta:template xlink:type="simple" xlink:actuate="onRequest" xlink:title="" xlink:href="../../../../../../../../tmp/pid-7320/Responses_ISSRE2024.odt/Normal.dotm"/>
  </office:meta>
</office:document-meta>
</file>